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14.3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入门;普及-;普及/提高-;普及+/提高;提高+/省选-;省选/noi-;noi/noi+/ctsc)" table:allow-empty-cell="true" table:base-cell-address="工作表1.C316">
          <table:help-message table:display="true"/>
          <table:error-message table:message-type="stop" table:display="true"/>
        </table:content-validation>
        <table:content-validation table:name="val2" table:base-cell-address="工作表1.C197">
          <table:help-message table:display="true"/>
          <table:error-message table:message-type="stop" table:display="true"/>
        </table:content-validation>
      </table:content-validations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算法1</text:p>
          </table:table-cell>
          <table:table-cell/>
          <table:table-cell table:content-validation-name="val1"/>
          <table:table-cell office:value-type="string" calcext:value-type="string">
            <text:p>通过状态</text:p>
          </table:table-cell>
          <table:table-cell office:value-type="string" calcext:value-type="string">
            <text:p>总通过数</text:p>
          </table:table-cell>
        </table:table-row>
        <table:table-row table:style-name="ro1">
          <table:table-cell office:value-type="string" calcext:value-type="string">
            <text:p>【算法1-1】模拟与高精度</text:p>
          </table:table-cell>
          <table:table-cell/>
          <table:table-cell table:content-validation-name="val1"/>
          <table:table-cell/>
          <table:table-cell table:formula="of:=SUM([.D2:.D384])" office:value-type="float" office:value="30" calcext:value-type="float">
            <text:p>30</text:p>
          </table:table-cell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518 <text:s text:c="5"/>两只塔姆沃斯牛 The Tamworth Two <text:s text:c="17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786 <text:s text:c="5"/>帮贡排序 <text:s text:c="57"/>普及/提高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591 <text:s text:c="5"/>阶乘数码 <text:s text:c="57"/>普及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2】排序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923 <text:s text:c="5"/>求第 k 小的数 <text:s text:c="50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2676 <text:s text:c="5"/>Bookshelf B <text:s text:c="52"/>入门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3】暴力枚举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241 <text:s text:c="5"/>统计方形（数据加强版） <text:s text:c="34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089 <text:s text:c="5"/>烤鸡 <text:s text:c="63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392 <text:s text:c="5"/>涂条纹 <text:s text:c="60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654 <text:s text:c="5"/>First Step (ファーストステップ) <text:s text:c="23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799 <text:s text:c="5"/>小 Y 拼木棒 <text:s text:c="52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392 <text:s text:c="5"/>kkksc03考前临时抱佛脚 <text:s text:c="35"/>普及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4】递推与递归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64 <text:s text:c="5"/>Function <text:s text:c="55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2437 <text:s text:c="5"/>蜜蜂路线 <text:s text:c="55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498 <text:s text:c="5"/>南蛮图腾 <text:s text:c="56"/>普及/提高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5】贪心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240 <text:s text:c="5"/>部分背包问题 <text:s text:c="48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817 <text:s text:c="5"/>小A的糖果 <text:s text:c="52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995 <text:s text:c="5"/>跳跳！ <text:s text:c="57"/>普及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6】二分查找与二分答案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678 <text:s text:c="5"/>烦恼的高考志愿 <text:s text:c="44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853 <text:s text:c="5"/>路标设置 <text:s text:c="54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743 <text:s text:c="5"/>小鸟的设备 <text:s text:c="51"/>普及/提高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1-7】搜索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392 <text:s text:c="5"/>kkksc03考前临时抱佛脚 <text:s text:c="31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95 <text:s text:c="5"/>Meteor Shower S <text:s text:c="39"/>普及/提高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605 <text:s text:c="5"/>迷宫 <text:s text:c="59"/>普及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数据结构1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1-1】线性表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49 <text:s text:c="5"/>后缀表达式 <text:s text:c="46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241 <text:s text:c="5"/>括号序列 <text:s text:c="49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387 <text:s text:c="5"/>验证栈序列 <text:s text:c="46"/>普及/提高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1-2】二叉树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715 <text:s text:c="5"/>淘汰赛 <text:s text:c="51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913 <text:s text:c="5"/>二叉树深度 <text:s text:c="44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27 <text:s text:c="5"/>美国血统 American Heritage3</text:p>
          </table:table-cell>
          <table:table-cell table:content-validation-name="val1" office:value-type="string" calcext:value-type="string">
            <text:p>普及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076 <text:s text:c="5"/>普通二叉树（简化版） <text:s text:c="28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229 <text:s text:c="5"/>遍历问题 <text:s text:c="48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84 <text:s text:c="5"/>二叉树问题 <text:s text:c="44"/>普及/提高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1-3】集合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405 <text:s text:c="5"/>Cities and States S <text:s text:c="34"/>普及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5250 <text:s text:c="5"/>木材仓库 <text:s text:c="49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266 <text:s text:c="5"/>学籍管理 <text:s text:c="49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918 <text:s text:c="5"/>保龄球 <text:s text:c="52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621 <text:s text:c="5"/>集合 <text:s text:c="55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92 <text:s text:c="5"/>团伙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305 <text:s text:c="5"/>不重复数字 <text:s text:c="46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79 <text:s text:c="5"/>阅读理解 <text:s text:c="49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14 <text:s text:c="5"/>家谱 <text:s text:c="55"/>普及/提高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1-4】图的基本应用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318 <text:s text:c="5"/>查找文献 <text:s text:c="48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916 <text:s text:c="5"/>图的遍历 <text:s text:c="48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07 <text:s text:c="5"/>最长路 <text:s text:c="51"/>普及/提高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学1】基础数学问题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638 <text:s text:c="5"/>安全系统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926 <text:s text:c="5"/>Patting Heads S <text:s text:c="37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572 <text:s text:c="5"/>计算分数 <text:s text:c="48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57 <text:s text:c="5"/>晨跑 <text:s text:c="54"/>普及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算法2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2-1】前缀和、差分与离散化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017 <text:s text:c="5"/>Brownie Slicing G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406 <text:s text:c="5"/>海底高铁 <text:s text:c="48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375 <text:s text:c="5"/>Out of Sorts G <text:s text:c="39"/>提高+/省选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2-2】常见优化技巧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UVA11572</text:p>
          </table:table-cell>
          <table:table-cell office:value-type="string" calcext:value-type="string">
            <text:p>唯一的雪花 Unique Snowflakes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653 <text:s text:c="5"/>Sure Bet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578 <text:s text:c="5"/>奶牛浴场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2-3】分治与倍增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045 <text:s text:c="5"/>麦森数 <text:s text:c="5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7167 <text:s text:c="5"/>Fountain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257 <text:s text:c="5"/>平面上的最接近点对 <text:s/>*** <text:s text:c="26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345 <text:s text:c="5"/>MooFest G <text:s text:c="43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509 <text:s text:c="5"/>ZAB-Frog <text:s text:c="45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517 <text:s text:c="5"/>WYK-Plot <text:s text:c="45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155 <text:s text:c="5"/>国旗计划 <text:s text:c="47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6648 <text:s text:c="5"/>Triangle: The Data Structure <text:s text:c="17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7562 <text:s text:c="5"/>イベント巡り 2 (Event Hopping 2) <text:s text:c="9"/>省选/NOI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2-4】字符串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375 <text:s text:c="5"/>KMP <text:s text:c="53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2375 <text:s text:c="5"/>动物园 <text:s text:c="5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79 <text:s text:c="5"/>阅读理解 <text:s text:c="47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6824 <text:s text:c="5"/>可乐 <text:s text:c="53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25E</text:p>
          </table:table-cell>
          <table:table-cell office:value-type="string" calcext:value-type="string">
            <text:p>Test <text:s text:c="53"/>提高+/省选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算法2-5】进阶搜索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33 <text:s text:c="5"/>吃奶酪 <text:s text:c="48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120 <text:s text:c="5"/>小木棍 <text:s text:c="48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763 <text:s text:c="5"/>埃及分数 <text:s text:c="45"/>省选/NOI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F525E</text:p>
          </table:table-cell>
          <table:table-cell office:value-type="string" calcext:value-type="string">
            <text:p>Anya and Cubes <text:s text:c="33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79 <text:s text:c="5"/>八数码难题 <text:s text:c="42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507 <text:s text:c="5"/>机关 <text:s text:c="51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12 <text:s text:c="5"/>Mayan 游戏 <text:s text:c="4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959 <text:s text:c="5"/>宝藏 <text:s text:c="51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960 <text:s text:c="5"/>Invasion of the Milkweed G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12E</text:p>
          </table:table-cell>
          <table:table-cell office:value-type="string" calcext:value-type="string">
            <text:p>Prime Gift <text:s text:c="42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799 <text:s text:c="5"/>世界冰球锦标赛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数据结构2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2-1】二叉堆与树状数组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378 <text:s text:c="6"/>堆 <text:s text:c="57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01 <text:s text:c="6"/>黑匣子 <text:s text:c="50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168 <text:s text:c="5"/>中位数 <text:s text:c="51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085 <text:s text:c="5"/>最小函数值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78 <text:s text:c="5"/>舞蹈课 <text:s text:c="5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677 <text:s text:c="5"/>配对统计 <text:s text:c="48"/>提高+/省选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2-2】线段树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38 <text:s text:c="5"/>无聊的数列 <text:s text:c="42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373 <text:s text:c="5"/>线段树 2 <text:s text:c="46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558 <text:s text:c="5"/>色板游戏 <text:s text:c="45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5522 <text:s text:c="5"/>棠梨煎雪 <text:s text:c="45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572 <text:s text:c="5"/>序列操作 <text:s text:c="45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9D</text:p>
          </table:table-cell>
          <table:table-cell office:value-type="string" calcext:value-type="string">
            <text:p>Points <text:s text:c="48"/>省选/NOI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图论2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图论2-1】树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908 <text:s text:c="5"/>猫猫和企鹅 <text:s text:c="42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099 <text:s text:c="5"/>树网的核 <text:s text:c="45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95 <text:s text:c="5"/>会议 <text:s text:c="5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384 <text:s text:c="5"/>重链剖分/树链剖分 <text:s text:c="31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038 <text:s text:c="5"/>Grass Planting G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976 <text:s text:c="5"/>旅游 <text:s text:c="51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666 <text:s text:c="5"/>树的重心 <text:s text:c="4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588 <text:s text:c="5"/>小猪佩奇爬树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836 <text:s text:c="5"/>Milk Visits S <text:s text:c="39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398 <text:s text:c="5"/>仓鼠找 sugar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92 <text:s text:c="5"/>树</text:p>
          </table:table-cell>
          <table:table-cell table:content-validation-name="val1" office:value-type="string" calcext:value-type="string">
            <text:p>提高+/省选−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4116 <text:s text:c="5"/>Qtree3 <text:s text:c="46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313 <text:s text:c="5"/>旅行 <text:s text:c="50"/></text:p>
          </table:table-cell>
          <table:table-cell table:content-validation-name="val2" office:value-type="string" calcext:value-type="string">
            <text:p>提高+/省选−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图论2-2】最短路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65 <text:s text:c="5"/>Roadblocks G <text:s text:c="36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462 <text:s text:c="5"/>通往奥格瑞玛的道路 <text:s text:c="28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993 <text:s text:c="5"/>小 K 的农场 <text:s text:c="40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275 <text:s text:c="5"/>糖果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6464 <text:s text:c="5"/>传送门 <text:s text:c="46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403 <text:s text:c="5"/>跳楼机 <text:s text:c="46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037 <text:s text:c="5"/>产生数 <text:s text:c="46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419 <text:s text:c="5"/>Cow Contest S <text:s text:c="33"/>普及+/提高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图论2-3】最小生成树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194 <text:s text:c="5"/>买礼物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550 <text:s text:c="5"/>Watering Hole G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700 <text:s text:c="5"/>逐个击破 <text:s text:c="44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245D</text:p>
          </table:table-cell>
          <table:table-cell office:value-type="string" calcext:value-type="string">
            <text:p>Shichikuji and Power Grid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623 <text:s text:c="5"/>免费道路 <text:s text:c="4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120D</text:p>
          </table:table-cell>
          <table:table-cell office:value-type="string" calcext:value-type="string">
            <text:p>Power Tree <text:s text:c="39"/>省选/NOI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图论2-4】连通性问题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60 <text:s text:c="5"/>Redundant Paths G <text:s text:c="26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630 <text:s text:c="5"/>铁人两项 <text:s text:c="43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000E</text:p>
          </table:table-cell>
          <table:table-cell office:value-type="string" calcext:value-type="string">
            <text:p>We Need More Bosses <text:s text:c="21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469 <text:s text:c="5"/>BLO-Blockade <text:s text:c="34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606 <text:s text:c="5"/>战略游戏 <text:s text:c="42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487E</text:p>
          </table:table-cell>
          <table:table-cell office:value-type="string" calcext:value-type="string">
            <text:p>Tourists <text:s text:c="43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262 <text:s text:c="5"/>间谍网络 <text:s text:c="42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025 <text:s text:c="5"/>炸弹 <text:s text:c="48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819 <text:s text:c="5"/>杀人游戏 <text:s text:c="41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7737 <text:s text:c="5"/>庆典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动态规划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1】动态规划的引入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196 <text:s text:c="5"/>挖地雷 <text:s text:c="43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42 <text:s text:c="5"/>线段 <text:s text:c="46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392 <text:s text:c="5"/>kkksc03考前临时抱佛脚 <text:s text:c="18"/>普及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2】线性状态动态规划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285 <text:s text:c="5"/>打鼹鼠 <text:s text:c="45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933 <text:s text:c="5"/>大师 <text:s text:c="48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74 <text:s text:c="5"/>快速求和 <text:s text:c="4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39 <text:s text:c="5"/>最长公共子序列 <text:s text:c="32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35 <text:s text:c="5"/>回文字串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54 <text:s text:c="5"/>花店橱窗布置 <text:s text:c="35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33 <text:s text:c="5"/>樱花</text:p>
          </table:table-cell>
          <table:table-cell table:content-validation-name="val1"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340 <text:s text:c="5"/>Cow Exhibition G <text:s text:c="27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310 <text:s text:c="5"/>绝世好题 <text:s text:c="40"/>普及+/提高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3】区间与环形动态规划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35 <text:s text:c="5"/>回文字串 <text:s text:c="40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775 <text:s text:c="5"/>石子合并（弱化版） <text:s text:c="24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607B</text:p>
          </table:table-cell>
          <table:table-cell office:value-type="string" calcext:value-type="string">
            <text:p>Zuma <text:s text:c="44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290 <text:s text:c="5"/>玩具取名 <text:s text:c="40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342 <text:s text:c="5"/>Polygon <text:s text:c="4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220 <text:s text:c="5"/>关路灯 <text:s text:c="43"/>提高+/省选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4】树与图上的动态规划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015 <text:s text:c="5"/>二叉苹果树 <text:s text:c="37"/></text:p>
          </table:table-cell>
          <table:table-cell table:content-validation-name="val1" office:value-type="string" calcext:value-type="string">
            <text:p>普及+/提高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1613 <text:s text:c="5"/>跑路 <text:s text:c="45"/>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6772 <text:s text:c="5"/>美食家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656 <text:s text:c="5"/>采蘑菇 <text:s text:c="42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585 <text:s text:c="5"/>三色二叉树 <text:s text:c="36"/>普及+/提高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953 <text:s text:c="5"/>逛公园 <text:s text:c="42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7516 <text:s text:c="5"/>图函数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5】状态压缩动态规划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622 <text:s text:c="5"/>关灯问题II <text:s text:c="37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1D</text:p>
          </table:table-cell>
          <table:table-cell office:value-type="string" calcext:value-type="string">
            <text:p>A Simple Task <text:s text:c="3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959 <text:s text:c="5"/>宝藏 <text:s text:c="45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484 <text:s text:c="5"/>最长上升子序列 <text:s text:c="29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57 <text:s text:c="5"/>花园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41 <text:s text:c="5"/>砝码称重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31 <text:s text:c="5"/>愤怒的小鸟 <text:s text:c="35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45 <text:s text:c="5"/>密码 <text:s text:c="4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209E2</text:p>
          </table:table-cell>
          <table:table-cell office:value-type="string" calcext:value-type="string">
            <text:p>Rotate Columns (hard version) <text:s text:c="5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369 <text:s text:c="5"/>最大前缀和 <text:s text:c="35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473 <text:s text:c="5"/>奖励关 <text:s text:c="41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167 <text:s text:c="5"/>Bill的挑战 <text:s text:c="37"/>提高+/省选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数学2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学2-1】进阶数论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516 <text:s text:c="5"/>青蛙的约会 <text:s text:c="34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942 <text:s text:c="5"/>小凯的数字 <text:s text:c="34"/>普及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11 <text:s text:c="5"/>模意义下的乘法逆元 <text:s text:c="2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495 <text:s text:c="5"/>中国剩余定理（CRT）/ 曹冲养猪 <text:s text:c="3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3861 <text:s text:c="5"/>拆分 <text:s text:c="43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091 <text:s text:c="5"/>扩展欧拉定理 <text:s text:c="30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2568 <text:s text:c="5"/>GCD <text:s text:c="42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549 <text:s text:c="5"/>裴蜀定理 <text:s text:c="36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421 <text:s text:c="5"/>荒岛野人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757B</text:p>
          </table:table-cell>
          <table:table-cell office:value-type="string" calcext:value-type="string">
            <text:p>Bash's Big Day <text:s text:c="27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776B</text:p>
          </table:table-cell>
          <table:table-cell office:value-type="string" calcext:value-type="string">
            <text:p>Sherlock and his girlfriend <text:s text:c="9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632D</text:p>
          </table:table-cell>
          <table:table-cell office:value-type="string" calcext:value-type="string">
            <text:p>Longest Subsequence <text:s text:c="16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582A</text:p>
          </table:table-cell>
          <table:table-cell office:value-type="string" calcext:value-type="string">
            <text:p>GCD Table <text:s text:c="33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687B</text:p>
          </table:table-cell>
          <table:table-cell office:value-type="string" calcext:value-type="string">
            <text:p>Remainders Game</text:p>
          </table:table-cell>
          <table:table-cell table:content-validation-name="val1"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6583 <text:s text:c="5"/>回首过去 <text:s text:c="36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139 <text:s text:c="5"/>上帝与集合的正确用法 <text:s text:c="17"/>省选/NOI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学2-2】组合数学与计数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332E</text:p>
          </table:table-cell>
          <table:table-cell office:value-type="string" calcext:value-type="string">
            <text:p>Height All the Same <text:s text:c="20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567 <text:s text:c="5"/>幸运数字 <text:s text:c="38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505 <text:s text:c="5"/>分特产 <text:s text:c="41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228 <text:s text:c="5"/>数列 <text:s text:c="4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1278F</text:p>
          </table:table-cell>
          <table:table-cell office:value-type="string" calcext:value-type="string">
            <text:p>Cards <text:s text:c="42"/>省选/NOI−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CF961G</text:p>
          </table:table-cell>
          <table:table-cell office:value-type="string" calcext:value-type="string">
            <text:p>Partitions</text:p>
          </table:table-cell>
          <table:table-cell table:content-validation-name="val1" office:value-type="string" calcext:value-type="string">
            <text:p>NOI/NOI+/CTSC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学2-3】概率与统计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719 <text:s text:c="5"/>搞笑世界杯 <text:s text:c="34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654 <text:s text:c="5"/>OSU!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65 <text:s text:c="5"/>WJMZBMR打osu! / Easy <text:s text:c="14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297 <text:s text:c="5"/>单选错位 <text:s text:c="37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111 <text:s text:c="5"/>考场奇遇 <text:s text:c="37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850 <text:s text:c="5"/>换教室 <text:s text:c="4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280C</text:p>
          </table:table-cell>
          <table:table-cell office:value-type="string" calcext:value-type="string">
            <text:p>Game on Tree <text:s text:c="28"/>提高+/省选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学2-4】基础线性代数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962 <text:s text:c="5"/>斐波那契数列 <text:s text:c="30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455 <text:s text:c="5"/>线性方程组 <text:s text:c="33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520 <text:s text:c="5"/>向量 <text:s text:c="42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1349 <text:s text:c="5"/>广义斐波那契数列 <text:s text:c="23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447 <text:s text:c="5"/>外星千足虫 <text:s text:c="33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7112 <text:s text:c="5"/>行列式求值 <text:s text:c="32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216 <text:s text:c="5"/>数学作业 <text:s text:c="35"/>提高+/省选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4910 <text:s text:c="5"/>帕秋莉的手环 <text:s text:c="29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151 <text:s text:c="5"/>HH去散步 <text:s text:c="3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35 <text:s text:c="5"/>球形空间产生器 <text:s text:c="26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973 <text:s text:c="5"/>Driving Out the Piggies G <text:s text:c="10"/>省选/NOI−</text:p>
          </table:table-cell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数据结构2-3】线段树的进阶用法</text:p>
          </table:table-cell>
          <table:table-cell/>
          <table:table-cell table:content-validation-name="val1"/>
          <table:table-cell table:number-columns-repeated="2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34 <text:s text:c="5"/>可持久化线段树 2 <text:s text:c="22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587 <text:s text:c="5"/>神秘数 <text:s text:c="37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10 <text:s text:c="5"/>三维偏序（陌上花开） <text:s text:c="14"/>省选/NOI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4093 <text:s text:c="5"/>序列 <text:s text:c="40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157 <text:s text:c="5"/>动态逆序对 <text:s text:c="30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293 <text:s text:c="5"/>美味 <text:s text:c="40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839 <text:s text:c="5"/>middle <text:s text:c="36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602 <text:s text:c="5"/>混合果汁 <text:s text:c="33"/>省选/NOI−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洛谷-P5445 <text:s text:c="5"/>路灯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60F</text:p>
          </table:table-cell>
          <table:table-cell office:value-type="string" calcext:value-type="string">
            <text:p>Pathwalks <text:s text:c="31"/>提高+/省选−</text:p>
          </table:table-cell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【动态规划6】动态规划的设计与优化</text:p>
          </table:table-cell>
          <table:table-cell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CF708E</text:p>
          </table:table-cell>
          <table:table-cell office:value-type="string" calcext:value-type="string">
            <text:p>Student's Camp <text:s text:c="23"/>NOI/NOI+/CTSC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513 <text:s text:c="5"/>逆序对数列 <text:s text:c="31"/>普及/提高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800 <text:s text:c="5"/>Power收集 <text:s text:c="31"/>普及+/提高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F833B</text:p>
          </table:table-cell>
          <table:table-cell office:value-type="string" calcext:value-type="string">
            <text:p>The Bakery <text:s text:c="30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648 <text:s text:c="5"/>序列分割 <text:s text:c="3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27 <text:s text:c="5"/>货币兑换 <text:s text:c="34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464 <text:s text:c="5"/>缩小社交圈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4099 <text:s text:c="5"/>SAO <text:s text:c="40"/>省选/NOI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3572 <text:s text:c="5"/>PTA-Little Bird <text:s text:c="25"/>提高+/省选−</text:p>
          </table:table-cell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2254 <text:s text:c="5"/>瑰丽华尔兹</text:p>
          </table:table-cell>
          <table:table-cell table:content-validation-name="val1"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504 <text:s text:c="5"/>柠檬</text:p>
          </table:table-cell>
          <table:table-cell table:content-validation-name="val1"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洛谷-P5468 <text:s text:c="5"/>回家路线 <text:s text:c="33"/>省选/NOI−</text:p>
          </table:table-cell>
          <table:table-cell table:content-validation-name="val1"/>
          <table:table-cell table:number-columns-repeated="2"/>
        </table:table-row>
        <table:table-row table:style-name="ro2" table:number-rows-repeated="1048192">
          <table:table-cell table:number-columns-repeated="2"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00/00/00</text:date>, <text:time style:data-style-name="N2" text:time-value="08:43:34.130417831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0:22:49.055563167</meta:creation-date>
    <dc:date>2025-08-19T15:59:02.953339536</dc:date>
    <meta:editing-duration>P1DT36M59S</meta:editing-duration>
    <meta:editing-cycles>12</meta:editing-cycles>
    <meta:generator>LibreOffice/24.2.7.2$Linux_X86_64 LibreOffice_project/420$Build-2</meta:generator>
    <meta:document-statistic meta:table-count="1" meta:cell-count="362" meta:object-count="0"/>
  </office:meta>
</office:document-meta>
</file>